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style>
    <style:style style:name="P6" style:family="paragraph" style:parent-style-name="Title">
      <style:paragraph-properties fo:line-height="150%" fo:text-align="start" style:justify-single-word="false"/>
    </style:style>
    <style:style style:name="P7" style:family="paragraph" style:parent-style-name="Text_20_body">
      <style:paragraph-properties fo:line-height="150%"/>
      <style:text-properties officeooo:rsid="000a1e3b" officeooo:paragraph-rsid="000a1e3b"/>
    </style:style>
    <style:style style:name="P8" style:family="paragraph" style:parent-style-name="Text_20_body">
      <style:paragraph-properties fo:line-height="150%"/>
      <style:text-properties officeooo:rsid="000be484" officeooo:paragraph-rsid="000be484"/>
    </style:style>
    <style:style style:name="P9" style:family="paragraph" style:parent-style-name="Text_20_body">
      <style:paragraph-properties fo:line-height="150%"/>
      <style:text-properties officeooo:rsid="00105e2b" officeooo:paragraph-rsid="00105e2b"/>
    </style:style>
    <style:style style:name="P10"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1"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2"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13"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4" style:family="paragraph" style:parent-style-name="Footer">
      <style:paragraph-properties fo:text-align="center" style:justify-single-word="false"/>
      <style:text-properties fo:font-size="10pt" style:font-size-asian="10pt" style:font-size-complex="10pt"/>
    </style:style>
    <style:style style:name="P15"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16"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17" style:family="paragraph" style:parent-style-name="Text_20_body">
      <style:paragraph-properties fo:line-height="150%"/>
      <style:text-properties fo:language="en" fo:country="US" officeooo:rsid="000a1e3b" officeooo:paragraph-rsid="000a1e3b"/>
    </style:style>
    <style:style style:name="P18" style:family="paragraph" style:parent-style-name="Text_20_body">
      <style:paragraph-properties fo:line-height="150%"/>
      <style:text-properties fo:language="en" fo:country="US" officeooo:rsid="000be484" officeooo:paragraph-rsid="000be484"/>
    </style:style>
    <style:style style:name="P19" style:family="paragraph" style:parent-style-name="Text_20_body">
      <style:paragraph-properties fo:line-height="150%"/>
      <style:text-properties fo:language="en" fo:country="US" officeooo:rsid="001126c1" officeooo:paragraph-rsid="001126c1"/>
    </style:style>
    <style:style style:name="P20" style:family="paragraph" style:parent-style-name="Text_20_body">
      <style:paragraph-properties fo:line-height="150%"/>
      <style:text-properties officeooo:rsid="001126c1" officeooo:paragraph-rsid="001126c1"/>
    </style:style>
    <style:style style:name="P21" style:family="paragraph" style:parent-style-name="Text_20_body">
      <style:paragraph-properties fo:line-height="150%"/>
      <style:text-properties officeooo:rsid="00124d15" officeooo:paragraph-rsid="00124d15"/>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3fa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ppeenrannan teknillinen yliopisto</text:p>
      <text:p text:style-name="P10">School of Business and Management</text:p>
      <text:p text:style-name="P10"/>
      <text:p text:style-name="P12"/>
      <text:p text:style-name="P2"/>
      <text:p text:style-name="P2"/>
      <text:p text:style-name="P2"/>
      <text:p text:style-name="P2"/>
      <text:p text:style-name="P10">Sofware Development Skills</text:p>
      <text:p text:style-name="P11"/>
      <text:p text:style-name="P6"><text:span text:style-name="T3">Joona Niemenmaa</text:span><text:span text:style-name="T2">, </text:span><text:span text:style-name="T3">001823383</text:span></text:p>
      <text:p text:style-name="P11"/>
      <text:p text:style-name="P11"/>
      <text:p text:style-name="P6"><text:span text:style-name="T4">LEARNING DIARY, </text:span><text:span text:style-name="T5">MOBILE</text:span><text:span text:style-name="T4"> MODULE</text:span></text:p>
      <text:h text:style-name="P15" text:outline-level="5"/>
      <text:p text:style-name="P4"/>
      <text:p text:style-name="P4"/>
      <text:p text:style-name="P4"/>
      <text:p text:style-name="P4"/>
      <text:p text:style-name="P4"/>
      <text:p text:style-name="P3"/>
      <text:p text:style-name="P3"/>
      <text:p text:style-name="P3"/>
      <text:p text:style-name="P16">LEARNING DIARY</text:p>
      <text:p text:style-name="P5"/>
      <text:p text:style-name="P5"><text:span text:style-name="T7">24.11.2024</text:span><text:span text:style-name="T6"><text:line-break/></text:span></text:p>
      <text:p text:style-name="P7"><text:span text:style-name="T6">I started out by reading through the course page and getting an understanding of what </text:span><text:span text:style-name="T8">the course is about.</text:span></text:p>
      <text:p text:style-name="P7"><text:span text:style-name="T6"/></text:p>
      <text:p text:style-name="P17">I’m already familiar with git usage and Android development with Android studio from other university courses and my own experience.</text:p>
      <text:p text:style-name="P7"><text:span text:style-name="T6"/></text:p>
      <text:p text:style-name="P7"><text:span text:style-name="T6">Thus I will be using Android studio as my IDE and GitHub to host my git repository. </text:span><text:span text:style-name="T10">As for my language I will be using Java.</text:span></text:p>
      <text:p text:style-name="P7"><text:span text:style-name="T6"/></text:p>
      <text:p text:style-name="P17">I’ve already decided on the project I want to make which will be a simple mail user agent. Essentially a mail user agent is an application that can receive, read, compose and send electronic mail over the internet.</text:p>
      <text:p text:style-name="P7"><text:span text:style-name="T6"/></text:p>
      <text:p text:style-name="P8"><text:span text:style-name="T6">I’ll later on detail a proper design document to detail what the </text:span><text:span text:style-name="T9">project</text:span><text:span text:style-name="T6"> should be capable of to limit the scope to a reasonable level.</text:span></text:p>
      <text:p text:style-name="P8"><text:span text:style-name="T6"/></text:p>
      <text:p text:style-name="P18">For now I’ll focus on completing all the exercise tasks first.</text:p>
      <text:p text:style-name="P8"><text:span text:style-name="T6"/></text:p>
      <text:p text:style-name="P9"><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9"><text:span text:style-name="T11"/></text:p>
      <text:p text:style-name="P19">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20"><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20"><text:span text:style-name="T12"/></text:p>
      <text:p text:style-name="P21"><text:span text:style-name="T12">H</text:span><text:span text:style-name="T6">ere’s the GitHub </text:span><text:span text:style-name="T13">remote</text:span><text:span text:style-name="T6"> for the </text:span><text:span text:style-name="T13">coding exercise: </text:span><text:a xlink:type="simple" xlink:href="https://github.com/PANAANI/mobile-dev-skills-excercise1" text:style-name="Internet_20_link" text:visited-style-name="Visited_20_Internet_20_Link"><text:span text:style-name="T13">https://github.com/PANAANI/mobile-dev-skills-excercise1</text:span></text:a></text:p>
      <text:p text:style-name="P8"><text:span text:style-name="T6"/></text:p>
      <text:p text:style-name="P18">25.11.2024</text:p>
      <text:p text:style-name="P8"><text:span text:style-name="T6"/></text:p>
      <text:p text:style-name="P8"><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3</meta:editing-cycles>
    <meta:print-date>2013-10-11T10:39:00</meta:print-date>
    <meta:creation-date>2018-09-18T16:26:00</meta:creation-date>
    <dc:date>2024-11-25T09:45:23.555998681</dc:date>
    <meta:editing-duration>PT1H47M43S</meta:editing-duration>
    <meta:generator>LibreOffice/24.2.6.2$Linux_X86_64 LibreOffice_project/420$Build-2</meta:generator>
    <meta:document-statistic meta:table-count="0" meta:image-count="0" meta:object-count="0" meta:page-count="3" meta:paragraph-count="18" meta:word-count="388" meta:character-count="2240" meta:non-whitespace-character-count="1869"/>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